
<file path=META-INF/manifest.xml><?xml version="1.0" encoding="utf-8"?>
<manifest:manifest xmlns:manifest="urn:oasis:names:tc:opendocument:xmlns:manifest:1.0" manifest:version="1.2">
  <manifest:file-entry manifest:full-path="/"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xmlns:officeooo="http://openoffice.org/2009/office" style:use-window-font-color="true" style:font-name="Times New Roman" fo:font-size="12pt" officeooo:rsid="00928f2a" officeooo:paragraph-rsid="00928f2a" style:font-size-asian="12pt" style:font-name-complex="Times New Roman1"/>
    </style:style>
    <style:style style:name="P2"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3"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4"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5"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6"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bold" officeooo:rsid="00896985" style:font-name-asian="Times New Roman1" style:font-size-asian="12pt" style:font-weight-asian="bold" style:font-name-complex="Times New Roman1" style:font-size-complex="12pt" style:font-weight-complex="bold"/>
    </style:style>
    <style:style style:name="P7"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9"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rsid="0076d774" officeooo:paragraph-rsid="0023b53c" style:font-name-asian="Times New Roman1" style:font-size-asian="12pt" style:font-weight-asian="normal" style:font-name-complex="Times New Roman1" style:font-size-complex="12pt" style:font-weight-complex="normal"/>
    </style:style>
    <style:style style:name="P10" style:family="paragraph" style:parent-style-name="Standard">
      <style:paragraph-properties fo:text-align="center" style:justify-single-word="false"/>
      <style:text-properties xmlns:officeooo="http://openoffice.org/2009/office" style:use-window-font-color="true" style:font-name="Times New Roman" fo:font-size="18pt" fo:language="es" fo:country="ES" fo:font-weight="bold" officeooo:rsid="00a24328" officeooo:paragraph-rsid="00a24328" style:font-size-asian="18pt" style:font-weight-asian="bold" style:font-name-complex="Times New Roman1"/>
    </style:style>
    <style:style style:name="P11" style:family="paragraph" style:parent-style-name="Standard">
      <style:paragraph-properties xmlns:loext="urn:org:documentfoundation:names:experimental:office:xmlns:loext:1.0" fo:margin-top="0in" fo:margin-bottom="0in" loext:contextual-spacing="false" style:line-height-at-least="0.2in" fo:text-align="justify" style:justify-single-word="false" style:vertical-align="baseline"/>
      <style:text-properties style:use-window-font-color="true"/>
    </style:style>
    <style:style style:name="P12"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13"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255e68" officeooo:paragraph-rsid="00a6164a" style:font-name-asian="Times New Roman1" style:font-size-asian="12pt" style:font-weight-asian="normal" style:font-name-complex="Times New Roman1" style:font-size-complex="12pt" style:font-weight-complex="normal"/>
    </style:style>
    <style:style style:name="P14"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a3f22f" officeooo:paragraph-rsid="00a3f22f" style:font-name-asian="Times New Roman1" style:font-size-asian="12pt" style:font-weight-asian="normal" style:font-name-complex="Times New Roman1" style:font-size-complex="12pt" style:font-weight-complex="normal"/>
    </style:style>
    <style:style style:name="P15"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a3f22f" officeooo:paragraph-rsid="00255e68" style:font-name-asian="Times New Roman1" style:font-size-asian="12pt" style:font-weight-asian="normal" style:font-name-complex="Times New Roman1" style:font-size-complex="12pt" style:font-weight-complex="normal"/>
    </style:style>
    <style:style style:name="P16"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a51366" officeooo:paragraph-rsid="00a51366" style:font-name-asian="Times New Roman1" style:font-size-asian="12pt" style:font-weight-asian="normal" style:font-name-complex="Times New Roman1" style:font-size-complex="12pt" style:font-weight-complex="normal"/>
    </style:style>
    <style:style style:name="P17"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a24328" officeooo:paragraph-rsid="00255e68" style:font-name-asian="Times New Roman1" style:font-size-asian="12pt" style:font-weight-asian="normal" style:font-name-complex="Times New Roman1" style:font-size-complex="12pt" style:font-weight-complex="normal"/>
    </style:style>
    <style:style style:name="P18"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19"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center"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20"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bold" officeooo:rsid="00896985" officeooo:paragraph-rsid="00a24328" style:font-name-asian="Times New Roman1" style:font-size-asian="12pt" style:font-weight-asian="bold" style:font-name-complex="Times New Roman1" style:font-size-complex="12pt" style:font-weight-complex="bold"/>
    </style:style>
    <style:style style:name="P21"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officeooo:paragraph-rsid="00255e68"/>
    </style:style>
    <style:style style:name="P22"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T1" style:family="text">
      <style:text-properties xmlns:officeooo="http://openoffice.org/2009/office" style:use-window-font-color="true" style:font-name="Times New Roman" fo:font-size="12pt" fo:language="es" fo:country="ES" fo:font-weight="normal" officeooo:rsid="00255e68" style:font-name-asian="Times New Roman1" style:font-size-asian="12pt" style:font-weight-asian="normal" style:font-name-complex="Times New Roman1" style:font-size-complex="12pt" style:font-weight-complex="normal"/>
    </style:style>
    <style:style style:name="T2" style:family="text">
      <style:text-properties xmlns:officeooo="http://openoffice.org/2009/office" style:use-window-font-color="true" style:font-name="Times New Roman" fo:font-size="12pt" fo:language="es" fo:country="ES" fo:font-weight="normal" officeooo:rsid="00a24328" style:font-name-asian="Times New Roman1" style:font-size-asian="12pt" style:font-weight-asian="normal" style:font-name-complex="Times New Roman1" style:font-size-complex="12pt" style:font-weight-complex="normal"/>
    </style:style>
    <style:style style:name="T3" style:family="text">
      <style:text-properties xmlns:officeooo="http://openoffice.org/2009/office" style:use-window-font-color="true" style:font-name="Times New Roman" fo:font-size="12pt" fo:language="es" fo:country="ES" fo:font-weight="normal" officeooo:rsid="00a3f22f" style:font-name-asian="Times New Roman1" style:font-size-asian="12pt" style:font-weight-asian="normal" style:font-name-complex="Times New Roman1" style:font-size-complex="12pt" style:font-weight-complex="normal"/>
    </style:style>
    <style:style style:name="T4" style:family="text">
      <style:text-properties xmlns:officeooo="http://openoffice.org/2009/office" officeooo:rsid="00a24328"/>
    </style:style>
    <style:style style:name="T5" style:family="text">
      <style:text-properties xmlns:officeooo="http://openoffice.org/2009/office" officeooo:rsid="00a616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ESTATUTOS DE LA SOCIEDAD LIMITADA</text:p>
      <text:p text:style-name="P10">Metalurgia Juan y Silvia S.L</text:p>
      <text:p text:style-name="P2"/>
      <text:p text:style-name="P1"/>
      <text:p text:style-name="P4">DISPOSICIONES GENERALES</text:p>
      <text:p text:style-name="P3"/>
      <text:p text:style-name="P5">Artículo 1. Denominación</text:p>
      <text:p text:style-name="P8">La sociedad se denomina: <text:span text:style-name="T4">Metalurgia Juan y Silvia S.L</text:span></text:p>
      <text:p text:style-name="P7"><text:s/></text:p>
      <text:p text:style-name="P6">Artículo 2. Objeto</text:p>
      <text:p text:style-name="P9">Constituye el objeto de la Sociedad: <text:span text:style-name="T4">Venta de vehículos al por menor</text:span></text:p>
      <text:p text:style-name="P12">Las actividades enumeradas en el artículo anterior, podrán ser realizadas por la Sociedad directamente, o indirectamente, incluso mediante su participación en otras sociedades de objeto idéntico o análogo.</text:p>
      <text:p text:style-name="P12"/>
      <text:p text:style-name="P18">Artículo 3. Duración </text:p>
      <text:p text:style-name="P21"><text:span text:style-name="T1">La duración de la Sociedad es </text:span><text:span text:style-name="T2">limitada, constituyéndose por un plazo máximo de 1 año. Dicho plazo empezará a contar desde el comienzo de las actividades sociales. Transcurrido dicho plazo la sociedad quedará disuelta de pleno derecho, salvo que previo a la finalización del plazo anteriormente establecido se hubiese acordado expresamente  una prórroga y se haya dejado constancia de la misma mediante inscripción de la prórroga en el Registro Mercantil</text:span><text:span text:style-name="T1">. </text:span></text:p>
      <text:p text:style-name="P12"/>
      <text:p text:style-name="P18">Artículo 4. Comienzo de operaciones o actividad. </text:p>
      <text:p text:style-name="P17">La sociedad dará comienzo a sus operaciones en la fecha 15 de febrero de 2020.</text:p>
      <text:p text:style-name="P12"/>
      <text:p text:style-name="P18">Artículo 5. Ejercicio social </text:p>
      <text:p text:style-name="P17">El ejercicio social terminará el día 30 de Mayo de cada año.</text:p>
      <text:p text:style-name="P12"/>
      <text:p text:style-name="P18">Artículo 6. Domicilio </text:p>
      <text:p text:style-name="P12">El domicilio social se establece en <text:span text:style-name="T4">Paseo de las Yeserías 11, Escalera 2, 4.º B, 28005, Madrid, España</text:span>. </text:p>
      <text:p text:style-name="P17">Para decidir sobre la creación, supresión o traslado de sucursales, será competente la Junta General.</text:p>
      <text:p text:style-name="P12"><text:s/><text:span text:style-name="T4">Para decidir sobre el traslado del domicilio dentro o fuera del territorio nacional, será necesario acuerdo de la Junta General.</text:span></text:p>
      <text:p text:style-name="P12"><text:soft-page-break/></text:p>
      <text:p text:style-name="P19">CAPITAL Y PARTICIPACIONES SOCIALES </text:p>
      <text:p text:style-name="P12"/>
      <text:p text:style-name="P18">Artículo 7. Capital social y participaciones sociales </text:p>
      <text:p text:style-name="P12">El capital social, íntegramente desembolsado desde el momento de constitución de la sociedad, es de <text:span text:style-name="T4">5000</text:span> €. </text:p>
      <text:p text:style-name="P13">Dicho capital está dividido en <text:span text:style-name="T4">150</text:span> participaciones sociales, de <text:span text:style-name="T4">300</text:span> €, acumulables e indivisibles</text:p>
      <text:p text:style-name="P13"><text:span text:style-name="T5">N</text:span>o podrán incorporarse a títulos negociables ni denominarse acciones y se encuentran numeradas correlativamente del 1 al <text:span text:style-name="T4">150</text:span></text:p>
      <text:p text:style-name="P12">Cada participación social atribuye a su titular el derecho a emitir un voto. </text:p>
      <text:p text:style-name="P12"/>
      <text:p text:style-name="P19">JUNTA GENERAL </text:p>
      <text:p text:style-name="P12"/>
      <text:p text:style-name="P18">Artículo 8. Junta General </text:p>
      <text:p text:style-name="P12">La voluntad de los socios, expresada por mayoría, regirá la vida de la Sociedad. La mayoría habrá de formarse necesariamente en Junta General. </text:p>
      <text:p text:style-name="P12">Salvo disposición contraria de la Ley, se entenderá que hay mayoría cuando vote a favor del acuerdo un número de socios que representen al menos 1/3 del capital social. </text:p>
      <text:p text:style-name="P12">Todos los socios, incluyendo a los disidentes y los que no hayan asistido a la reunión, quedarán sometidos a los acuerdos de la Junta General, sin perjuicio de su derecho de impugnación y separación en los términos fijados por Ley. </text:p>
      <text:p text:style-name="P12"/>
      <text:p text:style-name="P18">Artículo 9. Convocatoria </text:p>
      <text:p text:style-name="P12"><text:tab/>1. Órgano convocante y supuestos de convocatoria </text:p>
      <text:p text:style-name="P12">La Junta General podrá ser convocada por los Administradores y, en su caso, por los liquidadores de la sociedad. </text:p>
      <text:p text:style-name="P12">La convocatoria de la Junta General deberá hacerse al menos, con quince días de antelación a la fecha de su celebración. <text:s/><text:s/><text:s/><text:s/><text:s/><text:s/><text:s/><text:s/><text:s/><text:s/><text:s/><text:s/><text:s/><text:s/><text:s/></text:p>
      <text:p text:style-name="P12">La Administración Social convocará necesariamente la Junta cuando lo solicite un número de socios que representen al menos un 5% del capital social. En este caso la Junta General <text:soft-page-break/>deberá ser convocada para su celebración dentro de los dos meses siguientes a la fecha en que se hubiere requerido notarialmente a los Administradores para convocarla, debiendo incluirse necesariamente en el Orden del día los asuntos que hubiesen sido objeto de solicitud. </text:p>
      <text:p text:style-name="P12">La Junta General quedará válidamente constituida cuando concurran a ella un número de socios que representen al menos la mitad del capital social, exceptuándose los casos en que la Ley, o estos Estatutos exijan un quorum de votación superior. <text:s/><text:s/><text:s/><text:s/><text:s/><text:s/></text:p>
      <text:p text:style-name="P12">La Junta General deberá celebrarse, al menos una vez al año, y dentro de los seis primeros meses de cada ejercicio, para censurar la gestión social, aprobar, en su caso, las cuentas del ejercicio anterior, y resolver sobre la aplicación del resultado. </text:p>
      <text:p text:style-name="P12">Lo anterior se entiende sin perjuicio de la convocatoria judicial de la Junta, en los casos y con los requisitos legalmente previstos. </text:p>
      <text:p text:style-name="P12"><text:tab/>2. Forma y contenido de la convocatoria </text:p>
      <text:p text:style-name="P14">La Junta General se convocará: mediante anuncio publicado en la página web de la sociedad www.automatikdocs.com. En este caso, el anuncio de la convocatoria deberá permanecer publicado en la web de la sociedad hasta la efectiva celebración de la Junta.</text:p>
      <text:p text:style-name="P12">De manera expresa en la convocatoria debe constar: </text:p>
      <text:p text:style-name="P12"><text:tab/>- el nombre de la sociedad </text:p>
      <text:p text:style-name="P12"><text:tab/>- la fecha y hora de la reunión </text:p>
      <text:p text:style-name="P12"><text:tab/>- el Orden del día, en el que figurarán los asuntos a tratar </text:p>
      <text:p text:style-name="P12"><text:tab/>- el cargo de la persona o personas que realicen la convocatoria. </text:p>
      <text:p text:style-name="P12">Como se expuso anteriormente, entre la convocatoria y la fecha prevista para la celebración de la Junta deberá existir un plazo de, al menos, quince días, que en el caso de convocatoria individual a cada socio, se computará a partir de la fecha en que hubiere sido remitido el anuncio al último de ellos. </text:p>
      <text:p text:style-name="P12"><text:tab/>3. Junta Universal </text:p>
      <text:p text:style-name="P12">Sin perjuicio de lo dispuesto en los párrafos anteriores, la Junta quedará válidamente constituida, sin necesidad de previa convocatoria, si encontrándose presente o representado todo el capital social decidieren, por unanimidad, celebrarla. </text:p>
      <text:p text:style-name="P12"><text:tab/>4. Lugar de celebración </text:p>
      <text:p text:style-name="P14">La junta General se podrá celebrar en la localidad donde la sociedad no tenga su domicilio. Si en la convocatoria no se especificase el lugar de celebración, se entenderá que la Junta ha sido convocada para su celebración en el domicilio social.</text:p>
      <text:p text:style-name="P12"/>
      <text:p text:style-name="P18">Artículo 10. Asistencia y representación </text:p>
      <text:p text:style-name="P12"/>
      <text:p text:style-name="P12">1. Derecho de asistencia: Todos los socios tienen derecho a asistir a la Junta General. </text:p>
      <text:p text:style-name="P12"><text:soft-page-break/>2. Representación: El socio podrá actuar en las reuniones de la Junta General por medio de representante, que podrá ser otro socio, su cónyuge, ascendientes, descendientes o, cualquier persona que ostente poder general conferido en documento público. La representación comprenderá la totalidad de las participaciones de que sea titular el socio representado y deberá conferirse por escrito. </text:p>
      <text:p text:style-name="P12"/>
      <text:p text:style-name="P18">Artículo 11. Mesa de la Junta </text:p>
      <text:p text:style-name="P12">La mesa de la Junta General estará conformada por el Presidente y el Secretario de la Junta General, o bien, quienes lo sean en el Consejo de Administración. Dichos cargos se ejercerán por los asistentes designados por los socios al inicio de la Junta. </text:p>
      <text:p text:style-name="P12"/>
      <text:p text:style-name="P18">Artículo 12. Desarrollo de la Junta </text:p>
      <text:p text:style-name="P12"><text:tab/>1. Forma de deliberar </text:p>
      <text:p text:style-name="P12">El Presidente ostentará las siguientes funciones: </text:p>
      <text:p text:style-name="P12"><text:s/><text:s/>- dirigir las deliberaciones </text:p>
      <text:p text:style-name="P12"><text:s/><text:s/>- conceder el uso de la palabra </text:p>
      <text:p text:style-name="P12"><text:s/><text:s/>- establecer el orden y la duración de la cada intervención. </text:p>
      <text:p text:style-name="P12"><text:s/><text:s/>- someter a votación las distintas propuestas. </text:p>
      <text:p text:style-name="P12"><text:s/><text:s/>- proclamar los resultados. </text:p>
      <text:p text:style-name="P12"><text:tab/>2. Acuerdos </text:p>
      <text:p text:style-name="P12">Los acuerdos sociales se adoptarán por mayoría de los votos válidamente emitidos, siempre que representen al menos 1/3 de los votos correspondientes a las participaciones sociales en que se divida el capital social, no computándose los votos en blanco. </text:p>
      <text:p text:style-name="P12">Por excepción a lo dispuesto en el apartado anterior: </text:p>
      <text:p text:style-name="P12">a) Para aumentar o reducir el capital social de la Sociedad, su disolución o modificar en cualquier forma la escritura social, será necesario que voten en favor del acuerdo más de la mitad de las participaciones en que se divida el capital social. </text:p>
      <text:p text:style-name="P12">b) Para acordar la transformación, fusión o escisión de la Sociedad, la supresión del derecho de preferente adquisición en los aumentos del capital social, la exclusión de socios, para la autorización a que se refiere el apartado 1 del artículo 199 de la Ley de Sociedades de Capital, y para la autorización a los Administradores para que se dediquen, por cuenta propia o ajena, al mismo, análogo o complementario género de actividad que constituya el objeto social se requerirá el voto favorable de al menos dos tercios de los votos correspondientes a las participaciones en que se divida el capital social. </text:p>
      <text:p text:style-name="P12"><text:soft-page-break/>Todo ello sin perjuicio de la aplicación preferente de las disposiciones legales imperativas que exijan mayorías o requisitos distintas a las estipuladas en el presente escrito. </text:p>
      <text:p text:style-name="P12"><text:tab/>3. Acta de la Junta </text:p>
      <text:p text:style-name="P12">Las actas de las Juntas serán aprobadas al final de las mismas o, en su defecto y dentro del plazo de quince días, por el Presidente de la Junta General y dos socios interventores, uno en representación de la mayoría y otro en representación de la minoría. <text:s/><text:s/><text:s/><text:s/><text:s/><text:s/><text:s/><text:s/><text:s/><text:s/><text:s/><text:s/><text:s/><text:s/><text:s/><text:s/><text:s/><text:s/><text:s/><text:s/></text:p>
      <text:p text:style-name="P12">La facultad de certificar de las actas y acuerdos de las Juntas Generales, así como la formalización y elevación a documento público de los mismos, corresponde a cualquiera de los Administradores, con cargos vigentes e inscritos en el Registro Mercantil. </text:p>
      <text:p text:style-name="P12"/>
      <text:p text:style-name="P19">ÓRGANO DE ADMINISTRACIÓN </text:p>
      <text:p text:style-name="P12"/>
      <text:p text:style-name="P18">Artículo 13. Estructura y poder de representación </text:p>
      <text:p text:style-name="P15">La Junta General elegirá al órgano de Administración, que será el encargado de administrar la Sociedad. El órgano de Administración quedará constituido por un Consejo de Administración integrado por 5 consejeros, que actuarán colegiadamente. El voto del Presidente será dirimente.</text:p>
      <text:p text:style-name="P12"/>
      <text:p text:style-name="P18">Artículo 14. Administradores </text:p>
      <text:p text:style-name="P21"><text:span text:style-name="T1">Para ser nombrado Administrador </text:span><text:span text:style-name="T3"/><text:span text:style-name="T1"> se requiere la cualidad de socio. </text:span></text:p>
      <text:p text:style-name="P12">Podrá ser Administrador tanto las personas físicas como jurídicas. En el caso de que el Administrador fuera persona jurídica deberá determinarse la persona física que aquélla designe como representante suyo para el ejercicio del cargo. </text:p>
      <text:p text:style-name="P12"/>
      <text:p text:style-name="P18">Artículo 15. Plazo </text:p>
      <text:p text:style-name="P14">Los Administradores ejercerán su cargo por plazo de 1 año y 6 meses. Vencido el plazo, el nombramiento caducará cuando se haya celebrado la siguiente Junta General, o bien, cuando haya transcurrido el término legal para la celebración de la Junta en la que se aprueben las cuentas del ejercicio anterior.</text:p>
      <text:p text:style-name="P12"/>
      <text:p text:style-name="P18">Artículo 16. Retribución </text:p>
      <text:p text:style-name="P16">El cargo de administrador será retribuido. La retribución consistirá en blabla. La cuantía máxima de esta retribución deberá ser aprobada por la junta general y permanecerá vigente, salvo que se apruebe modificación expresa de la misma.</text:p>
      <text:p text:style-name="P12"/>
      <text:p text:style-name="P19">OTRAS DISPOSICIONES </text:p>
      <text:p text:style-name="P12"/>
      <text:p text:style-name="P18">Artículo 17. Cuentas anuales </text:p>
      <text:p text:style-name="P12"><text:soft-page-break/></text:p>
      <text:p text:style-name="P12">Los Administradores están obligados a formar en el plazo máximo de tres meses, contados a partir del cierre del ejercicio social, las cuentas anuales, el informe de gestión y la propuesta de aplicación del resultado, así como, en su caso, las cuentas y el informe de gestión consolidados. </text:p>
      <text:p text:style-name="P12">Las cuentas anuales comprenderán el balance, la cuenta de pérdidas y ganancias y la memoria. Estos documentos, que forman una unidad, deberán ser redactados con claridad y mostrar la imagen fiel del patrimonio de la situación financiera y de los resultados de la Sociedad, de acuerdo con lo establecido en la Ley y en el Código de Comercio, y deberán estar firmados por todos los Administradores. </text:p>
      <text:p text:style-name="P12">Los socios tienen derecho a examinar la contabilidad. <text:s/><text:s/><text:s/><text:s/><text:s/><text:s/><text:s/><text:s/><text:s/><text:s/><text:s/><text:s/><text:s/><text:s/><text:s/><text:s/><text:s/><text:s/><text:s/><text:s/><text:s/><text:s/><text:s/><text:s/><text:s/></text:p>
      <text:p text:style-name="P12">Los socios también tendrán derecho a los beneficios repartibles, en proporción a sus respectivas participaciones sociales. En la misma proporción sufrirán las eventuales pérdidas en el caso de que el activo no bastase para reembolsarles las aportaciones hechas.</text:p>
      <text:p text:style-name="P12">De los beneficios obtenidos en cada ejercicio, una vez cubierta la dotación para reserva legal y demás atenciones legalmente establecidas, se detraerá para fondo de reserva voluntaria el porcentaje que determine la Junta General. </text:p>
      <text:p text:style-name="P12"/>
      <text:p text:style-name="P18">Artículo 18. Disolución y liquidación </text:p>
      <text:p text:style-name="P12">La Sociedad se disolverá por las causas previstas en los estatutos además de por las causas legalmente previstas. La Junta General designará los liquidadores de conformidad con lo establecido en la Ley de Sociedades de Capital. </text:p>
      <text:p text:style-name="P20"/>
      <text:p text:style-name="P11"/>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xmlns:loext="urn:org:documentfoundation:names:experimental:office:xmlns:loext:1.0"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xmlns:loext="urn:org:documentfoundation:names:experimental:office:xmlns:loext:1.0"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xmlns:loext="urn:org:documentfoundation:names:experimental:office:xmlns:loext:1.0"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xmlns:loext="urn:org:documentfoundation:names:experimental:office:xmlns:loext:1.0"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xmlns:loext="urn:org:documentfoundation:names:experimental:office:xmlns:loext:1.0"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_20_Paragraph" style:display-name="List Paragraph" style:family="paragraph" style:parent-style-name="Standard" style:default-outline-level="">
      <style:paragraph-properties xmlns:loext="urn:org:documentfoundation:names:experimental:office:xmlns:loext:1.0"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CAMEJO ALARCON, J. (JUAN)</meta:initial-creator>
    <meta:editing-cycles>144</meta:editing-cycles>
    <meta:creation-date>2019-11-25T09:28:00</meta:creation-date>
    <dc:date>2020-08-01T22:30:06.228092767</dc:date>
    <meta:editing-duration>P1DT22H35M20S</meta:editing-duration>
    <meta:generator>WebODF/0.5.9 Mozilla/5.0 (Macintosh; Intel Mac OS X 10_15_2) AppleWebKit/537.36 (KHTML, like Gecko) Chrome/84.0.4147.105 Safari/537.36</meta:generator>
    <meta:document-statistic meta:table-count="0" meta:image-count="0" meta:object-count="0" meta:page-count="6" meta:paragraph-count="91" meta:word-count="1430" meta:character-count="9130" meta:non-whitespace-character-count="763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